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1.9563in" style:rel-column-width="18513*"/>
    </style:style>
    <style:style style:name="Table3.B" style:family="table-column">
      <style:table-column-properties style:column-width="0.4639in" style:rel-column-width="4390*"/>
    </style:style>
    <style:style style:name="Table3.C" style:family="table-column">
      <style:table-column-properties style:column-width="0.5674in" style:rel-column-width="5369*"/>
    </style:style>
    <style:style style:name="Table3.D" style:family="table-column">
      <style:table-column-properties style:column-width="0.9in" style:rel-column-width="8517*"/>
    </style:style>
    <style:style style:name="Table3.E" style:family="table-column">
      <style:table-column-properties style:column-width="1.2431in" style:rel-column-width="11763*"/>
    </style:style>
    <style:style style:name="Table3.F" style:family="table-column">
      <style:table-column-properties style:column-width="1.7944in" style:rel-column-width="16983*"/>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Heading_20_2">
      <style:text-properties style:font-name="Arial1" fo:font-size="14pt" style:font-size-asian="14pt" style:font-size-complex="14pt"/>
    </style:style>
    <style:style style:name="P15" style:family="paragraph" style:parent-style-name="Heading_20_1" style:master-page-name="First_20_Page">
      <style:paragraph-properties style:page-number="auto"/>
    </style:style>
    <style:style style:name="P1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7" style:family="paragraph" style:parent-style-name="Standard" style:list-style-name="L1"/>
    <style:style style:name="P18" style:family="paragraph" style:parent-style-name="Standard" style:list-style-name="L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agraph-properties style:writing-mode="lr-tb"/>
    </style:style>
    <style:style style:name="P2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fo:language="en" fo:country="US" style:font-name-asian="Times New Roman" style:font-name-complex="Times New Roman" style:language-complex="ar" style:country-complex="SA"/>
    </style:style>
    <style:style style:name="T6" style:family="text">
      <style:text-properties fo:language="en" fo:country="US"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849354064" text:id="ct849354064">
          <text:insertion>
            <office:change-info>
              <dc:creator>Bob Jacobsen</dc:creator>
              <dc:date>2013-01-19T17:19:00</dc:date>
            </office:change-info>
          </text:insertion>
        </text:changed-region>
        <text:changed-region xml:id="ct849354880" text:id="ct849354880">
          <text:deletion>
            <office:change-info>
              <dc:creator>Bob Jacobsen</dc:creator>
              <dc:date>2013-01-19T17:19:00</dc:date>
            </office:change-info>
            <text:p text:style-name="Standard">They are what they are, and they say what they say.</text:p>
          </text:deletion>
        </text:changed-region>
        <text:changed-region xml:id="ct849355264" text:id="ct849355264">
          <text:insertion>
            <office:change-info>
              <dc:creator>Bob Jacobsen</dc:creator>
              <dc:date>2012-09-19T20:15:00</dc:date>
            </office:change-info>
          </text:insertion>
        </text:changed-region>
        <text:changed-region xml:id="ct849355360" text:id="ct849355360">
          <text:deletion>
            <office:change-info>
              <dc:creator>Bob Jacobsen</dc:creator>
              <dc:date>2012-09-19T20:15:00</dc:date>
            </office:change-info>
            <text:p text:style-name="Standard"><text:s/>(yet).</text:p>
          </text:deletion>
        </text:changed-region>
        <text:changed-region xml:id="ct881947104" text:id="ct881947104">
          <text:insertion>
            <office:change-info>
              <dc:creator>Bob Jacobsen</dc:creator>
              <dc:date>2012-09-19T20:17:00</dc:date>
            </office:change-info>
          </text:insertion>
        </text:changed-region>
        <text:changed-region xml:id="ct881945568" text:id="ct881945568">
          <text:insertion>
            <office:change-info>
              <dc:creator>Bob Jacobsen</dc:creator>
              <dc:date>2012-09-19T20: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text:h>
      <text:p text:style-name="Standard">The OpenLCB Standards are independently normative. <text:change-start text:change-id="ct849354064"/>That is, each document contains statements that assert how things should or ought to be, and each document is written to be self consistent. <text:s/>In general, documents marked as Standards focus on explicit requirements and assertions, while Technical notes provide non-binding context and rationale; to avoid confusion, the terms Normative and Informative are liberally used in section headings.<text:change-end text:change-id="ct849354064"/><text:change text:change-id="ct849354880"/></text:p>
      <text:p text:style-name="Standard">This Technical Note provides common background information that many be useful as you read existing Standards and Technical Notes, and may provide useful guidance as you write new ones.</text:p>
      <text:p text:style-name="Standard">This Technical Note is not normative in any way.</text:p>
      <text:h text:style-name="Heading_20_1" text:outline-level="1">Data</text:h>
      <text:p text:style-name="Standard">Reserved quantities are created with a zero value unless otherwise specified. When processing a message, ignore reserved quantities unless otherwise specified. When transporting a message, transport reserved quantities unchanged. The zero value sometimes indicates a non-initialized value. </text:p>
      <text:h text:style-name="Heading_20_2" text:outline-level="2">Numerical representation</text:h>
      <text:p text:style-name="Standard">Unless otherwise specified, OpenLCB fields are unsigned. </text:p>
      <text:p text:style-name="Standard">OpenLCB does not define a floating point representation<text:change-start text:change-id="ct849355264"/>. IEEE half-size (16 bit) floats are used in e.g. the Throttle protocols under development.<text:change-end text:change-id="ct849355264"/><text:change text:change-id="ct849355360"/></text:p>
      <text:h text:style-name="Heading_20_2" text:outline-level="2">Byte sequences</text:h>
      <text:p text:style-name="Standard">Bytes are defined as 8 bits.</text:p>
      <text:p text:style-name="Standard">OpenLCB is, by default, big-endian. <text:s/>When sending multi-byte data, the byte containing the most significant bits is sent first. This is the same as the CAN header, Ethernet and the common internet protocols, but not the same as the Intel x86 architecture. <text:s/></text:p>
      <text:p text:style-name="Standard">When a string of bytes is being documented or described, the first or most significant is labelled 0, <text:span text:style-name="T4">the</text:span> next is labelled 1, etc. This results in phrases like “byte 0” and “the first byte” referring to the same thing.</text:p>
      <text:h text:style-name="Heading_20_2" text:outline-level="2"><text:soft-page-break/>Bit sequences</text:h>
      <text:p text:style-name="Standard">The OpenLCB protocol descriptions use LSB 0 coding, where the the least significant bit in any word, byte or field is numbered 0, with bits to the left (toward the MSB) then given higher numbers. <text:s/></text:p>
      <text:p text:style-name="Standard">Although “first bit” properly denotes the most-significant bit of the field being discussed, “second bit” refers to the bit adjacent to the first bit, etc, it is better to refer to “most significant bit” rather than “first bit”.</text:p>
      <text:p text:style-name="Standard">The CAN specification <text:span text:style-name="T4">and</text:span> some layout-level protocols, such as NMRA DCC and Digitrax Loconet, use LSB 0 coding. That's the primary motivation for the choice of LSB 0 for OpenLCB. Unfortunately, MSB 0, where the most-significant bit is labelled with 0, is what's used for many protocol specifications, including the RFC series of protocols and the Ethernet definition. <text:s/>It's unfortunate that there's no single convention that OpenLCB could adopt to be consistent with the entire world, but there isn't. <text:s/></text:p>
      <text:h text:style-name="Heading_20_2" text:outline-level="2">Strings</text:h>
      <text:p text:style-name="Standard">OpenLCB strings are sequences of UTF-8 values<text:note text:id="ftn1" text:note-class="footnote"><text:note-citation>1</text:note-citation><text:note-body><text:p text:style-name="Footnote">For an introduction to UTF-8 coding and how it represents international character sets, see e.g. <text:a xlink:type="simple" xlink:href="http://en.wikipedia.org/wiki/UTF-8">http://en.wikipedia.org/wiki/UTF-8</text:a> <text:s/></text:p></text:note-body></text:note>. This allows OpenLCB devices to represent all the international writing systems that are described by Unicode<text:note text:id="ftn2" text:note-class="footnote"><text:note-citation>2</text:note-citation><text:note-body><text:p text:style-name="Footnote">From the glossary of the Unicode standard, <text:a xlink:type="simple" xlink:href="http://www.unicode.org/versions/Unicode6.1.0/ch03.pdf#G7404">http://www.unicode.org/versions/Unicode6.1.0/ch03.pdf#G7404</text:a> : “UTF-8: A multibyte encoding for text that represents each Unicode character with 1 to 4 bytes, and which is backward-compatible with ASCII. UTF-8 is the predominant form of Unicode in web pages.” See sections 3.9 and 3.10 in the Unicode specification, link above.</text:p></text:note-body></text:note> with only a small processing burden in the most common (Western alphabet) case.</text:p>
      <text:p text:style-name="Standard">OpenLCB does not prefer length-coded or null-terminated strings. <text:s/>Standards should specify which is used in each case.</text:p>
      <text:p text:style-name="Standard">OpenLCB uses newline, also known as line-feed (\n 0x0A) as the line-end character within strings. Carriage return (\r 0x0D) should be considered as general white space. </text:p>
      <text:p text:style-name="Standard">There are no specific tab settings. You cannot assume a tab is any particular number of spaces. You can assume it counts as non-null white space.</text:p>
      <text:p text:style-name="Standard">Certain standards retain the 0x80 bit in the first byte as a way of eventually indicating other codings, particularly compression of the UTF-8 text. <text:s/>If this is possible, it's specified in <text:span text:style-name="T4">the</text:span> relevant standard. For example, XML CDI strings can start with either <text:span text:style-name="T4">the</text:span> UTF-8 text for “&lt;?xml” which starts with 0x3C, or with a 0x80 followed by an indication of the format of the compressed UFT-8 text that follows. See <text:span text:style-name="T4">the</text:span> individual standards for more information.</text:p>
      <text:h text:style-name="Heading_20_1" text:outline-level="1">Presentation</text:h>
      <text:p text:style-name="Standard">OpenLCB documents use the prefix “0x” to indicate a hexadecimal value. <text:s/>Hexadecimal values are presented with capital letters: 0xAB not 0xab. A sequence of bytes only requires <text:span text:style-name="T4">the</text:span> “0x” prefix on the first byte: <text:s/>0x12 34 56 78.</text:p>
      <text:p text:style-name="Standard">OpenLCB documents use the prefix “0b” to represent a binary value.</text:p>
      <text:p text:style-name="Standard"><text:soft-page-break/>Octal representations are not used. </text:p>
      <text:p text:style-name="Standard">The boolean values are “true” and “false”.</text:p>
      <text:p text:style-name="Standard">Constants should always include <text:span text:style-name="T4">the</text:span> full field length. A value for a 12-bit field should be written as 0x002 or 0b000000000010, not 0x2 or 0b10. </text:p>
      <text:p text:style-name="Standard">Commas can be used in numbers after decimal thousands (65,523), 16-bit double-bytes for hex constants (0x1234,4567), <text:span text:style-name="T4">and</text:span> four-bit nibbles in binary (0b1000,0000). Do not put a space after the comma. </text:p>
      <text:p text:style-name="Standard">Byte sequences<text:change-start text:change-id="ct881947104"/> for specific quantities<text:change-end text:change-id="ct881947104"/>, including both Unique ID (node ID) and Event ID values, should be shown in dotted-hex format e.g. “01.AB.34.01.CD.E3”. <text:change-start text:change-id="ct881945568"/>General byte sequences that don't represent a single value should be in spaced-hex format, e.g. “01 02 AB DE 00 00”. <text:change-end text:change-id="ct881945568"/>It's recommended that leading zeros be provided on output, but not required on input. <text:s/>Dotted-decimal should not be used unless it's made very clear that that is the case.</text:p>
      <text:h text:style-name="Heading_20_2" text:outline-level="2">Presentation of CAN Quantities</text:h>
      <text:p text:style-name="Standard">The 29-bit CAN extended header is presented as a single hex string: 0x0000,0000. The active bits are at the right side, so that the highest possible value is 0x1FFF,FFFF.</text:p>
      <text:p text:style-name="Standard">“sss” is used to represent the source node ID alias in a CAN frame.</text:p>
      <text:p text:style-name="Standard">“ddd” is used to represent the destination node ID alias in a CAN frame.</text:p>
      <text:p text:style-name="Standard">A sample CAN header with both source and destination node addresses might be: 0x1Fdd,dsss or 0x1Fdddsss.</text:p>
      <text:p text:style-name="Standard">The data content of a frame is presented as a sequence of individual bytes. A typical complete frame might be then 0x1FFFFsss 01 02 03 04. </text:p>
      <text:h text:style-name="P14" text:outline-level="2"><text:span text:style-name="T5">Presentation of a OpenLCB </text:span><text:span text:style-name="T6">message</text:span></text:h>
      <text:p text:style-name="Standard">OpenLCB messages are described in this format:</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0">Name</text:p>
          </table:table-cell>
          <table:table-cell table:style-name="Table3.A1" office:value-type="string">
            <text:p text:style-name="P10">Dest ID</text:p>
          </table:table-cell>
          <table:table-cell table:style-name="Table3.A1" office:value-type="string">
            <text:p text:style-name="P10">Simple Node </text:p>
          </table:table-cell>
          <table:table-cell table:style-name="Table3.A1" office:value-type="string">
            <text:p text:style-name="P10">Common</text:p>
            <text:p text:style-name="P10">MTI</text:p>
          </table:table-cell>
          <table:table-cell table:style-name="Table3.A1" office:value-type="string">
            <text:p text:style-name="P10">CAN format</text:p>
          </table:table-cell>
          <table:table-cell table:style-name="Table3.F1" office:value-type="string">
            <text:p text:style-name="P10">Data Content</text:p>
          </table:table-cell>
        </table:table-row>
        <table:table-row>
          <table:table-cell table:style-name="Table3.A2" office:value-type="string">
            <text:p text:style-name="P11"/>
          </table:table-cell>
          <table:table-cell table:style-name="Table3.A2" office:value-type="string">
            <text:p text:style-name="P11">N</text:p>
          </table:table-cell>
          <table:table-cell table:style-name="Table3.A2" office:value-type="string">
            <text:p text:style-name="P11">N</text:p>
          </table:table-cell>
          <table:table-cell table:style-name="Table3.A2" office:value-type="string">
            <text:p text:style-name="P11">0x0000</text:p>
          </table:table-cell>
          <table:table-cell table:style-name="Table3.A2" office:value-type="string">
            <text:p text:style-name="P11">0x1800,0sss</text:p>
          </table:table-cell>
          <table:table-cell table:style-name="Table3.F2" office:value-type="string">
            <text:p text:style-name="P11"/>
          </table:table-cell>
        </table:table-row>
      </table:table>
      <text:p text:style-name="Standard"/>
      <text:list xml:id="list9060372492832069127" text:style-name="L1">
        <text:list-item>
          <text:p text:style-name="P17">Name: Standard name of the message.</text:p>
        </text:list-item>
        <text:list-item>
          <text:p text:style-name="P17">Dest ID: Whether this message includes <text:span text:style-name="T4">a destination address for a specific node. If no, the message is global.</text:span></text:p>
        </text:list-item>
        <text:list-item>
          <text:p text:style-name="P17">Event ID: Whether this message includes <text:span text:style-name="T4">an Event ID.</text:span></text:p>
        </text:list-item>
        <text:list-item>
          <text:p text:style-name="P18"><text:soft-page-break/>Simple Node: Whether the message is included in the “simple node subset” (defined in the Message Networking TN).</text:p>
        </text:list-item>
        <text:list-item>
          <text:p text:style-name="P17">Common MTI: The 16-bit value, typically in hex notation, of the full Message Type Indicator.</text:p>
        </text:list-item>
        <text:list-item>
          <text:p text:style-name="P18">CAN format: Typical CAN frame representation of the MTI, including header and data byte if present. <text:s/>Source node ID alias is represented by “sss”. <text:s/>Destination node ID alias, if present, is represented by “ddd”.</text:p>
        </text:list-item>
        <text:list-item>
          <text:p text:style-name="P17">Data Content: Summary description of data bytes, if any, included after fixed fields such as MTI and destination address.</text:p>
        </text:list-item>
      </text:list>
      <text:p text:style-name="P8">Note that this information is not completely independent. <text:s/>The MTI value depends on simple subset, priority subgroup, etc, values. We present the full set, at some risk of inconsistency, to make it easier to understand the containing Standard.</text:p>
      <text:p text:style-name="P8">For more information, see the various “Message Networking” Standards and Technical Notes.</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text:tab/>1</text:p>
          <text:p text:style-name="P13"><text:s/>2 Data<text:tab/>1</text:p>
          <text:p text:style-name="P12"><text:s/>2.1 Numerical representation<text:tab/>1</text:p>
          <text:p text:style-name="P12"><text:s/>2.2 Byte sequences<text:tab/>1</text:p>
          <text:p text:style-name="P12"><text:s/>2.3 Bit sequences<text:tab/>1</text:p>
          <text:p text:style-name="P12"><text:s/>2.4 Strings<text:tab/>2</text:p>
          <text:p text:style-name="P13"><text:s/>3 Presentation<text:tab/>2</text:p>
          <text:p text:style-name="P12"><text:s/>3.1 Presentation of CAN Quantities<text:tab/>3</text:p>
          <text:p text:style-name="P12"><text:s/>3.2 Presentation of a OpenLCB message<text:tab/>3</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Common Information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75" text:date-value="2013-01-27T21:18:56.99">Jan 27, 2013</text:date></text:span></text:span></text:p>
      </style:footer>
    </style:master-page>
    <style:master-page style:name="First_20_Page" style:display-name="First Page" style:page-layout-name="Mpm2" style:next-style-name="Standard">
      <style:header>
        <text:tracked-changes>
          <text:changed-region xml:id="ct861405408" text:id="ct861405408">
            <text:deletion>
              <office:change-info>
                <dc:creator>Bob Jacobsen</dc:creator>
                <dc:date>2013-01-19T17:20:00</dc:date>
              </office:change-info>
              <text:p text:style-name="MP7">Updated</text:p>
              <text:p text:style-name="MP7"/>
            </text:deletion>
          </text:changed-region>
          <text:changed-region xml:id="ct863711168" text:id="ct863711168">
            <text:deletion>
              <office:change-info>
                <dc:creator>Bob Jacobsen</dc:creator>
                <dc:date>2013-01-27T21:18:00</dc:date>
              </office:change-info>
              <text:p text:style-name="MP7">Preliminary</text:p>
            </text:deletion>
          </text:changed-region>
          <text:changed-region xml:id="ct863810432" text:id="ct863810432">
            <text:insertion>
              <office:change-info>
                <dc:creator>Bob Jacobsen</dc:creator>
                <dc:date>2013-01-27T21:18: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0549923447069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mm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7T21:18:56.99">Jan 27, 2013</text:date></text:p>
            </table:table-cell>
            <table:table-cell table:style-name="Table1.C1" office:value-type="string">
              <text:p text:style-name="MP7"><text:s/><text:change text:change-id="ct861405408"/><text:change text:change-id="ct863711168"/><text:change-start text:change-id="ct863810432"/>Draft<text:change-end text:change-id="ct863810432"/></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4"><text:date style:data-style-name="N75" text:date-value="2013-01-27T21:18:56.99">Jan 27,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mon Information Technical Note</dc:title>
    <meta:initial-creator>Alex Shepherd</meta:initial-creator>
    <meta:creation-date>2009-01-22T07:11:27</meta:creation-date>
    <meta:editing-cycles>105</meta:editing-cycles>
    <meta:editing-duration>PT13H38M45S</meta:editing-duration>
    <meta:generator>OpenOffice.org/3.4.1$Unix OpenOffice.org_project/341m1$Build-9593</meta:generator>
    <dc:date>2013-01-27T21:18:57</dc:date>
    <dc:creator>Bob Jacobsen</dc:creator>
    <meta:keyword>Common Information</meta:keyword>
    <meta:document-statistic meta:table-count="2" meta:image-count="1" meta:object-count="0" meta:page-count="4" meta:paragraph-count="82" meta:word-count="1282" meta:character-count="7963"/>
    <meta:user-defined meta:name="Info 1"/>
    <meta:user-defined meta:name="Info 2"/>
    <meta:user-defined meta:name="Info 3"/>
    <meta:user-defined meta:name="Info 4"/>
  </office:meta>
</office:document-meta>
</file>